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95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iket@Aniket-Linux:~$ ls</text:p>
      <text:p text:style-name="Standard"><text:s/>Android</text:p>
      <text:p text:style-name="Standard">'Android Studio'</text:p>
      <text:p text:style-name="Standard"><text:s/>cv_debug.log</text:p>
      <text:p text:style-name="Standard"><text:s/>Desktop</text:p>
      <text:p text:style-name="Standard"><text:s/>Documents</text:p>
      <text:p text:style-name="Standard"><text:s/>Downloads</text:p>
      <text:p text:style-name="Standard"><text:s/>eyrc_hb</text:p>
      <text:p text:style-name="Standard"><text:s/>FF_180_Project_Registration_and_Progress_Review_Group5.docx</text:p>
      <text:p text:style-name="Standard">'Group 2 FF_180_Project_Registration_and_Progress_Review.docx'</text:p>
      <text:p text:style-name="Standard">'Group 4 FF_180_Project_Registration_and_Progress_Review.docx'</text:p>
      <text:p text:style-name="Standard"><text:s/>hb_task_1b_2172.zip</text:p>
      <text:p text:style-name="Standard"><text:s/>log</text:p>
      <text:p text:style-name="Standard"><text:s/>Music</text:p>
      <text:p text:style-name="Standard"><text:s/>Pictures</text:p>
      <text:p text:style-name="Standard">"PlayOnLinux's virtual drives"</text:p>
      <text:p text:style-name="Standard"><text:s/>Public</text:p>
      <text:p text:style-name="Standard"><text:s/>result-2023-HB-0-20230914.json</text:p>
      <text:p text:style-name="Standard"><text:s/>snap</text:p>
      <text:p text:style-name="Standard"><text:s/>src</text:p>
      <text:p text:style-name="Standard"><text:s/>StudioProjects</text:p>
      <text:p text:style-name="Standard"><text:s/>Templates</text:p>
      <text:p text:style-name="Standard"><text:s/>Videos</text:p>
      <text:p text:style-name="Standard"/>
      <text:p text:style-name="Standard">aniket@Aniket-Linux:~$ rm hb_task_1b_2172.zip</text:p>
      <text:p text:style-name="Standard"/>
      <text:p text:style-name="Standard">aniket@Aniket-Linux:~$ ls</text:p>
      <text:p text:style-name="Standard"/>
      <text:p text:style-name="Standard"><text:s/>Android <text:s text:c="10"/>eyrc_hb <text:s text:c="56"/>Pictures <text:s text:c="24"/>StudioProjects</text:p>
      <text:p text:style-name="Standard">'Android Studio' <text:s text:c="2"/>FF_180_Project_Registration_and_Progress_Review_Group5.docx <text:s text:c="3"/>"PlayOnLinux's virtual drives" <text:s text:c="3"/>Templates</text:p>
      <text:p text:style-name="Standard"><text:s/>cv_debug.log <text:s text:c="4"/>'Group 2 FF_180_Project_Registration_and_Progress_Review.docx' <text:s text:c="2"/>Public <text:s text:c="26"/>Videos</text:p>
      <text:p text:style-name="Standard"><text:s/>Desktop <text:s text:c="9"/>'Group 4 FF_180_Project_Registration_and_Progress_Review.docx' <text:s text:c="2"/>result-2023-HB-0-20230914.json</text:p>
      <text:p text:style-name="Standard"><text:s/>Documents <text:s text:c="8"/>log <text:s text:c="60"/>snap</text:p>
      <text:p text:style-name="Standard"><text:s/>Downloads <text:s text:c="8"/>Music <text:s text:c="58"/>src</text:p>
      <text:p text:style-name="Standard"/>
      <text:p text:style-name="Standard"/>
      <text:p text:style-name="Standard">aniket@Aniket-Linux:~$ date</text:p>
      <text:p text:style-name="Standard">Tue Jan <text:s/>9 03:16:23 PM IST 2024</text:p>
      <text:p text:style-name="Standard"/>
      <text:p text:style-name="Standard">aniket@Aniket-Linux:~$ date "+DATE: %D%nTIME: %T"</text:p>
      <text:p text:style-name="Standard">DATE: 01/09/24</text:p>
      <text:p text:style-name="Standard">TIME: 15:23:33</text:p>
      <text:p text:style-name="Standard"/>
      <text:p text:style-name="Standard">aniket@Aniket-Linux:~$ cal 07 2004</text:p>
      <text:p text:style-name="Standard"><text:s text:c="5"/>July 2004 <text:s text:c="7"/></text:p>
      <text:p text:style-name="Standard">Su Mo Tu We Th Fr Sa <text:s/></text:p>
      <text:p text:style-name="Standard"><text:s text:c="13"/>1 <text:s/>2 <text:s/>3 <text:s/></text:p>
      <text:p text:style-name="Standard"><text:s/>4 <text:s/>5 <text:s/>6 <text:s/>7 <text:s/>8 <text:s/>9 10 <text:s/></text:p>
      <text:p text:style-name="Standard">11 12 13 14 15 16 17 <text:s/></text:p>
      <text:p text:style-name="Standard"><text:soft-page-break/>18 19 20 21 22 23 24 <text:s/></text:p>
      <text:p text:style-name="Standard">25 26 27 28 29 30 31 </text:p>
      <text:p text:style-name="Standard"/>
      <text:p text:style-name="Standard">aniket@Aniket-Linux:~$ echo "Hello there !"</text:p>
      <text:p text:style-name="Standard">Hello there !</text:p>
      <text:p text:style-name="Standard"/>
      <text:p text:style-name="Standard">aniket@Aniket-Linux:~$ mkdir trial</text:p>
      <text:p text:style-name="Standard"/>
      <text:p text:style-name="Standard">aniket@Aniket-Linux:~$ ls</text:p>
      <text:p text:style-name="Standard"><text:s/>Android <text:s text:c="10"/>eyrc_hb <text:s text:c="56"/>Pictures <text:s text:c="24"/>StudioProjects</text:p>
      <text:p text:style-name="Standard">'Android Studio' <text:s text:c="2"/>FF_180_Project_Registration_and_Progress_Review_Group5.docx <text:s text:c="3"/>"PlayOnLinux's virtual drives" <text:s text:c="3"/>Templates</text:p>
      <text:p text:style-name="Standard"><text:s/>cv_debug.log <text:s text:c="4"/>'Group 2 FF_180_Project_Registration_and_Progress_Review.docx' <text:s text:c="2"/>Public <text:s text:c="26"/>trial</text:p>
      <text:p text:style-name="Standard"><text:s/>Desktop <text:s text:c="9"/>'Group 4 FF_180_Project_Registration_and_Progress_Review.docx' <text:s text:c="2"/>result-2023-HB-0-20230914.json <text:s text:c="2"/>Videos</text:p>
      <text:p text:style-name="Standard"><text:s/>Documents <text:s text:c="8"/>log <text:s text:c="60"/>snap</text:p>
      <text:p text:style-name="Standard"><text:s/>Downloads <text:s text:c="8"/>Music <text:s text:c="58"/>src</text:p>
      <text:p text:style-name="Standard"/>
      <text:p text:style-name="Standard">aniket@Aniket-Linux:~$ cd trial</text:p>
      <text:p text:style-name="Standard"/>
      <text:p text:style-name="Standard">aniket@Aniket-Linux:~/trial$ cat &gt; f1</text:p>
      <text:p text:style-name="Standard">this is file 1</text:p>
      <text:p text:style-name="Standard">hello^C</text:p>
      <text:p text:style-name="Standard"/>
      <text:p text:style-name="Standard">aniket@Aniket-Linux:~/trial$ cat &gt; f2</text:p>
      <text:p text:style-name="Standard">this is file 2</text:p>
      <text:p text:style-name="Standard">there!^C</text:p>
      <text:p text:style-name="Standard"/>
      <text:p text:style-name="Standard">aniket@Aniket-Linux:~/trial$ cmp f1 f2</text:p>
      <text:p text:style-name="Standard">f1 f2 differ: byte 14, line 1</text:p>
      <text:p text:style-name="Standard"/>
      <text:p text:style-name="Standard">aniket@Aniket-Linux:~/trial$ comm f1 f2</text:p>
      <text:p text:style-name="Standard">this is file 1</text:p>
      <text:p text:style-name="Standard"><text:tab/>this is file 2</text:p>
      <text:p text:style-name="Standard"/>
      <text:p text:style-name="Standard">aniket@Aniket-Linux:~/trial$ diff f1 f2</text:p>
      <text:p text:style-name="Standard">1c1</text:p>
      <text:p text:style-name="Standard">&lt; this is file 1</text:p>
      <text:p text:style-name="Standard">---</text:p>
      <text:p text:style-name="Standard">&gt; this is file 2</text:p>
      <text:p text:style-name="Standard"/>
      <text:p text:style-name="Standard">aniket@Aniket-Linux:~/trial$ cat f1</text:p>
      <text:p text:style-name="Standard">this is file 1</text:p>
      <text:p text:style-name="Standard"/>
      <text:p text:style-name="Standard">aniket@Aniket-Linux:~/trial$ cat f2</text:p>
      <text:p text:style-name="Standard">this is file 2</text:p>
      <text:p text:style-name="Standard"/>
      <text:p text:style-name="Standard">aniket@Aniket-Linux:~/trial$ gzip f1 f2</text:p>
      <text:p text:style-name="Standard"/>
      <text:p text:style-name="Standard">aniket@Aniket-Linux:~/trial$ ls</text:p>
      <text:p text:style-name="Standard">f1.gz <text:s/>f2.gz</text:p>
      <text:p text:style-name="P1"><text:soft-page-break/></text:p>
      <text:p text:style-name="P1">aniket@Aniket-Linux:~/trial$ gunzip f1 f2</text:p>
      <text:p text:style-name="Standard"/>
      <text:p text:style-name="Standard">aniket@Aniket-Linux:~/trial$ ls</text:p>
      <text:p text:style-name="Standard">f1 <text:s/>f2</text:p>
      <text:p text:style-name="Standard"/>
      <text:p text:style-name="Standard">aniket@Aniket-Linux:~/trial$ file f1</text:p>
      <text:p text:style-name="Standard">f1: ASCII text</text:p>
      <text:p text:style-name="Standard"/>
      <text:p text:style-name="Standard">aniket@Aniket-Linux:~/trial$ wc f2</text:p>
      <text:p text:style-name="Standard"><text:s/>1 <text:s/>4 15 f2</text:p>
      <text:p text:style-name="Standard"/>
      <text:p text:style-name="Standard">aniket@Aniket-Linux:~/trial$ pwd</text:p>
      <text:p text:style-name="Standard">/home/aniket/trial</text:p>
      <text:p text:style-name="Standard"/>
      <text:p text:style-name="Standard">aniket@Aniket-Linux:~/trial$ ls -l </text:p>
      <text:p text:style-name="Standard">total 12</text:p>
      <text:p text:style-name="Standard">-rw-rw-r-- 2 aniket aniket 15 Jan <text:s/>9 15:48 a1</text:p>
      <text:p text:style-name="Standard">-rw-rw-r-- 2 aniket aniket 15 Jan <text:s/>9 15:48 f1</text:p>
      <text:p text:style-name="Standard">-rw-rw-r-- 1 aniket aniket 15 Jan <text:s/>9 15:48 f2</text:p>
      <text:p text:style-name="Standard"/>
      <text:p text:style-name="Standard">aniket@Aniket-Linux:~/trial$ ln -h f1 a2</text:p>
      <text:p text:style-name="Standard">ln: invalid option -- 'h'</text:p>
      <text:p text:style-name="Standard">Try 'ln --help' for more information.</text:p>
      <text:p text:style-name="Standard"/>
      <text:p text:style-name="Standard">aniket@Aniket-Linux:~/trial$ cat f1 </text:p>
      <text:p text:style-name="Standard">this is file 1</text:p>
      <text:p text:style-name="Standard"/>
      <text:p text:style-name="Standard">aniket@Aniket-Linux:~/trial$ cat &gt;&gt; a1 </text:p>
      <text:p text:style-name="Standard">this is os lab</text:p>
      <text:p text:style-name="Standard">^C</text:p>
      <text:p text:style-name="Standard"/>
      <text:p text:style-name="Standard">aniket@Aniket-Linux:~/trial$ cat f1</text:p>
      <text:p text:style-name="Standard">this is file 1</text:p>
      <text:p text:style-name="Standard">this is os la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5:13:22.458114701</meta:creation-date>
    <dc:date>2024-01-09T16:01:07.501632663</dc:date>
    <meta:editing-duration>PT7M4S</meta:editing-duration>
    <meta:editing-cycles>1</meta:editing-cycles>
    <meta:document-statistic meta:table-count="0" meta:image-count="0" meta:object-count="0" meta:page-count="3" meta:paragraph-count="103" meta:word-count="350" meta:character-count="3482" meta:non-whitespace-character-count="2599"/>
    <meta:generator>LibreOffice/7.3.7.2$Linux_X86_64 LibreOffice_project/30$Build-2</meta:generator>
  </office:meta>
</office:document-meta>
</file>